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1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hyanshah.hashnode.dev/building-a-crud-application-with-fastapi-mysql-and-mysql-workbench" text:style-name="Internet_20_link" text:visited-style-name="Visited_20_Internet_20_Link">https://dhyanshah.hashnode.dev/building-a-crud-application-with-fastapi-mysql-and-mysql-workbench</text:a><text:line-break/><text:span text:style-name="T1">CRUD refernce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9:53:31.478749000</meta:creation-date>
    <dc:date>2025-06-14T19:54:29.712814431</dc:date>
    <meta:editing-duration>PT5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3" meta:character-count="112" meta:non-whitespace-character-count="109"/>
  </office:meta>
</office:document-meta>
</file>